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7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8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808000"/>
    </style:style>
    <style:style style:name="T2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c0c0c0"/>
    </style:style>
    <style:style style:name="T2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92e64"/>
    </style:style>
    <style:style style:name="T2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9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c0c0c0"/>
    </style:style>
    <style:style style:name="T3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808000"/>
    </style:style>
    <style:style style:name="T3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c0c0c0"/>
    </style:style>
    <style:style style:name="T3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92e64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58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59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6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69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7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76" style:family="text">
      <style:text-properties fo:font-size="12.00pt" fo:font-weight="bold" fo:font-family="'Liberation Serif', 'Times New R'" style:font-family-asian="'Liberation Serif', 'Times New R'" style:font-family-complex="'Liberation Serif', 'Times New R'" fo:background-color="transparent" fo:color="#00677c"/>
    </style:style>
    <style:style style:name="T7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808000"/>
    </style:style>
    <style:style style:name="T7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c0c0c0"/>
    </style:style>
    <style:style style:name="T79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92e64"/>
    </style:style>
    <style:style style:name="T8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808000"/>
    </style:style>
    <style:style style:name="T8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c0c0c0"/>
    </style:style>
    <style:style style:name="T8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808000"/>
    </style:style>
    <style:style style:name="T8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c0c0c0"/>
    </style:style>
    <style:style style:name="T8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92e64"/>
    </style:style>
    <style:style style:name="T8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808000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fo:color="#808000"/>
    </style:style>
    <style:style style:name="T8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808000"/>
    </style:style>
    <style:style style:name="T8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c0c0c0"/>
    </style:style>
    <style:style style:name="T89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92e64"/>
    </style:style>
    <style:style style:name="T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9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0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4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1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109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110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1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1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2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2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27" style:family="text">
      <style:text-properties fo:font-size="12.00pt" fo:font-weight="bold" fo:font-family="'Liberation Serif', 'Times New R'" style:font-family-asian="'Liberation Serif', 'Times New R'" style:font-family-complex="'Liberation Serif', 'Times New R'" fo:background-color="transparent" fo:color="#00677c"/>
    </style:style>
    <style:style style:name="T12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808000"/>
    </style:style>
    <style:style style:name="T129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c0c0c0"/>
    </style:style>
    <style:style style:name="T13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92e64"/>
    </style:style>
    <style:style style:name="T13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808000"/>
    </style:style>
    <style:style style:name="T13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c0c0c0"/>
    </style:style>
    <style:style style:name="T13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808000"/>
    </style:style>
    <style:style style:name="T13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c0c0c0"/>
    </style:style>
    <style:style style:name="T13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92e64"/>
    </style:style>
    <style:style style:name="T13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808000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fo:color="#808000"/>
    </style:style>
    <style:style style:name="T13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808000"/>
    </style:style>
    <style:style style:name="T139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c0c0c0"/>
    </style:style>
    <style:style style:name="T14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5565af"/>
    </style:style>
    <style:style style:name="T14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92e64"/>
    </style:style>
    <style:style style:name="T1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4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5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6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15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4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1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164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165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1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6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7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8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82" style:family="text">
      <style:text-properties fo:font-size="12.00pt" fo:font-weight="bold" fo:font-family="'Liberation Serif', 'Times New R'" style:font-family-asian="'Liberation Serif', 'Times New R'" style:font-family-complex="'Liberation Serif', 'Times New R'" fo:background-color="transparent" fo:color="#00677c"/>
    </style:style>
    <style:style style:name="T1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8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9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4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1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199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200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2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0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1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1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17" style:family="text">
      <style:text-properties fo:font-size="12.00pt" fo:font-weight="bold" fo:font-family="'Liberation Serif', 'Times New R'" style:font-family-asian="'Liberation Serif', 'Times New R'" style:font-family-complex="'Liberation Serif', 'Times New R'" fo:background-color="transparent" fo:color="#00677c"/>
    </style:style>
    <style:style style:name="T2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2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2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6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23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4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2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238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239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2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4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49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5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56" style:family="text">
      <style:text-properties fo:font-size="12.00pt" fo:font-weight="bold" fo:font-family="'Liberation Serif', 'Times New R'" style:font-family-asian="'Liberation Serif', 'Times New R'" style:font-family-complex="'Liberation Serif', 'Times New R'" fo:background-color="transparent" fo:color="#00677c"/>
    </style:style>
    <style:style style:name="T2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6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6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4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27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4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2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276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277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2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8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8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9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94" style:family="text">
      <style:text-properties fo:font-size="12.00pt" fo:font-weight="bold" fo:font-family="'Liberation Serif', 'Times New R'" style:font-family-asian="'Liberation Serif', 'Times New R'" style:font-family-complex="'Liberation Serif', 'Times New R'" fo:background-color="transparent" fo:color="#00677c"/>
    </style:style>
    <style:style style:name="T2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99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0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4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31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4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3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314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315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3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1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2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3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32" style:family="text">
      <style:text-properties fo:font-size="12.00pt" fo:font-weight="bold" fo:font-family="'Liberation Serif', 'Times New R'" style:font-family-asian="'Liberation Serif', 'Times New R'" style:font-family-complex="'Liberation Serif', 'Times New R'" fo:background-color="transparent" fo:color="#00677c"/>
    </style:style>
    <style:style style:name="T3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3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4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0.00pt" fo:margin-bottom="6.00pt"/>
    </style:style>
    <style:style style:name="P2" style:family="paragraph">
      <style:paragraph-properties fo:line-height="100.00%" fo:text-align="left" fo:margin-top="7.00pt" fo:margin-bottom="6.00pt"/>
    </style:style>
    <style:style style:name="P3" style:family="paragraph">
      <style:paragraph-properties fo:line-height="100.00%" fo:text-align="left" fo:margin-top="12.00pt" fo:margin-bottom="6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top="7.00pt" fo:margin-bottom="6.00pt"/>
    </style:style>
    <style:style style:name="P6" style:family="paragraph">
      <style:paragraph-properties fo:line-height="100.00%" fo:text-align="left" fo:margin-top="12.00pt" fo:margin-bottom="6.00p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top="7.00pt" fo:margin-bottom="6.00pt"/>
    </style:style>
    <style:style style:name="P9" style:family="paragraph">
      <style:paragraph-properties fo:line-height="100.00%" fo:text-align="left" fo:margin-top="12.00pt" fo:margin-bottom="6.00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top="10.00pt" fo:margin-bottom="6.00pt"/>
    </style:style>
    <style:style style:name="P12" style:family="paragraph">
      <style:paragraph-properties fo:line-height="100.00%" fo:text-align="left" fo:margin-top="7.00pt" fo:margin-bottom="6.00pt"/>
    </style:style>
    <style:style style:name="P13" style:family="paragraph">
      <style:paragraph-properties fo:line-height="100.00%" fo:text-align="left" fo:margin-top="12.00pt" fo:margin-bottom="6.00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top="7.00pt" fo:margin-bottom="6.00pt"/>
    </style:style>
    <style:style style:name="P16" style:family="paragraph">
      <style:paragraph-properties fo:line-height="100.00%" fo:text-align="left" fo:margin-top="12.00pt" fo:margin-bottom="6.00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top="10.00pt" fo:margin-bottom="6.00pt"/>
    </style:style>
    <style:style style:name="P19" style:family="paragraph">
      <style:paragraph-properties fo:line-height="100.00%" fo:text-align="left" fo:margin-top="7.00pt" fo:margin-bottom="6.00pt"/>
    </style:style>
    <style:style style:name="P20" style:family="paragraph">
      <style:paragraph-properties fo:line-height="100.00%" fo:text-align="left" fo:margin-top="12.00pt" fo:margin-bottom="6.00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top="7.00pt" fo:margin-bottom="6.00pt"/>
    </style:style>
    <style:style style:name="P23" style:family="paragraph">
      <style:paragraph-properties fo:line-height="100.00%" fo:text-align="left" fo:margin-top="12.00pt" fo:margin-bottom="6.00p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top="7.00pt" fo:margin-bottom="6.00pt"/>
    </style:style>
    <style:style style:name="P26" style:family="paragraph">
      <style:paragraph-properties fo:line-height="100.00%" fo:text-align="left" fo:margin-top="12.00pt" fo:margin-bottom="6.00pt"/>
    </style:style>
    <style:style style:name="P27" style:family="paragraph">
      <style:paragraph-properties fo:line-height="100.00%" fo:text-align="left"/>
    </style:style>
  </office:automatic-styles>
  <office:body>
    <office:text>
      <text:p text:style-name="P1"><text:span text:style-name="T1">Модуль</text:span><text:span text:style-name="T2"><text:s/>coordinatesofobjects.cpp</text:span></text:p>
      <text:p text:style-name="P2"><text:span text:style-name="T3">Метод</text:span><text:span text:style-name="T4"><text:s/>take</text:span></text:p>
      <text:p text:style-name="P3"><text:span text:style-name="T5">Тест</text:span><text:span text:style-name="T6"><text:s/></text:span><text:span text:style-name="T7">№</text:span><text:span text:style-name="T8"><text:s/>1</text:span></text:p>
      <text:p text:style-name="P4"><text:span text:style-name="T9">Цель</text:span><text:span text:style-name="T10">:</text:span><text:span text:style-name="T11"><text:s/></text:span><text:span text:style-name="T12">Проверка</text:span><text:span text:style-name="T13"><text:s/></text:span><text:span text:style-name="T14">работоспособности</text:span><text:span text:style-name="T15"><text:s/></text:span></text:p>
      <text:p text:style-name="P4"><text:span text:style-name="T16">Тип</text:span><text:span text:style-name="T17">:</text:span><text:span text:style-name="T18"><text:s/></text:span><text:span text:style-name="T19">Позитивный</text:span></text:p>
      <text:p text:style-name="P4"><text:span text:style-name="T20">Входные</text:span><text:span text:style-name="T21"><text:s/></text:span><text:span text:style-name="T22">данные</text:span><text:span text:style-name="T23">:<text:s/></text:span><text:span text:style-name="T24"><text:s/></text:span><text:span text:style-name="T25">int</text:span><text:span text:style-name="T26"><text:s/></text:span><text:span text:style-name="T27">up</text:span><text:span text:style-name="T28">,</text:span><text:span text:style-name="T29"><text:s/></text:span><text:span text:style-name="T30">int</text:span><text:span text:style-name="T31"><text:s/></text:span><text:span text:style-name="T32">down</text:span></text:p>
      <text:p text:style-name="P4"><text:span text:style-name="T33"/></text:p>
      <text:p text:style-name="P4"><text:span text:style-name="T34">Ожидаемый</text:span><text:span text:style-name="T35"><text:s/></text:span><text:span text:style-name="T36">результат</text:span><text:span text:style-name="T37">:</text:span><text:span text:style-name="T38"><text:s/></text:span><text:span text:style-name="T39">Успешное</text:span><text:span text:style-name="T40"><text:s/></text:span><text:span text:style-name="T41">выполнение</text:span><text:span text:style-name="T42"><text:s/></text:span></text:p>
      <text:p text:style-name="P4"><text:span text:style-name="T43">Описание</text:span><text:span text:style-name="T44"><text:s/></text:span><text:span text:style-name="T45">процесса</text:span><text:span text:style-name="T46">:</text:span><text:span text:style-name="T47"><text:s/></text:span><text:span text:style-name="T48">требуются</text:span><text:span text:style-name="T49"><text:s/></text:span><text:span text:style-name="T50">значения</text:span><text:span text:style-name="T51"><text:s/></text:span><text:span text:style-name="T52">координад</text:span></text:p>
      <text:p text:style-name="P4"><text:span text:style-name="T53"/></text:p>
      <text:p text:style-name="P5"><text:span text:style-name="T54">Метод</text:span><text:span text:style-name="T55"><text:s/>getPosX</text:span></text:p>
      <text:p text:style-name="P6"><text:span text:style-name="T56">Тест</text:span><text:span text:style-name="T57"><text:s/></text:span><text:span text:style-name="T58">№</text:span><text:span text:style-name="T59"><text:s/>1</text:span></text:p>
      <text:p text:style-name="P7"><text:span text:style-name="T60">Цель</text:span><text:span text:style-name="T61">:</text:span><text:span text:style-name="T62"><text:s/></text:span><text:span text:style-name="T63">Проверка</text:span><text:span text:style-name="T64"><text:s/></text:span><text:span text:style-name="T65">работоспособности</text:span><text:span text:style-name="T66"><text:s/></text:span></text:p>
      <text:p text:style-name="P7"><text:span text:style-name="T67">Тип</text:span><text:span text:style-name="T68">:</text:span><text:span text:style-name="T69"><text:s/></text:span><text:span text:style-name="T70">Позитивный</text:span></text:p>
      <text:p text:style-name="P7"><text:span text:style-name="T71">Входные</text:span><text:span text:style-name="T72"><text:s/></text:span><text:span text:style-name="T73">данные</text:span><text:span text:style-name="T74">:<text:s/></text:span><text:span text:style-name="T75"><text:s/></text:span><text:span text:style-name="T76">setPos</text:span><text:span text:style-name="T77">(int</text:span><text:span text:style-name="T78"><text:s/></text:span><text:span text:style-name="T79">xVal</text:span><text:span text:style-name="T80">,</text:span><text:span text:style-name="T81"><text:s/></text:span><text:span text:style-name="T82">int</text:span><text:span text:style-name="T83"><text:s/></text:span><text:span text:style-name="T84">yVal</text:span><text:span text:style-name="T85">),</text:span><text:span text:style-name="T86">точнее</text:span><text:span text:style-name="T87"><text:s/>int</text:span><text:span text:style-name="T88"><text:s/></text:span><text:span text:style-name="T89">xVal</text:span></text:p>
      <text:p text:style-name="P7"><text:span text:style-name="T90">Ожидаемый</text:span><text:span text:style-name="T91"><text:s/></text:span><text:span text:style-name="T92">результат</text:span><text:span text:style-name="T93">:</text:span><text:span text:style-name="T94"><text:s/></text:span><text:span text:style-name="T95">Установка координаты</text:span><text:span text:style-name="T96"><text:s/>X</text:span></text:p>
      <text:p text:style-name="P7"><text:span text:style-name="T97">Описание</text:span><text:span text:style-name="T98"><text:s/></text:span><text:span text:style-name="T99">процесса</text:span><text:span text:style-name="T100">:</text:span><text:span text:style-name="T101"><text:s/></text:span><text:span text:style-name="T102">требуется</text:span><text:span text:style-name="T103"><text:s/>int xVal</text:span></text:p>
      <text:p text:style-name="P7"><text:span text:style-name="T104"/></text:p>
      <text:p text:style-name="P7"><text:span text:style-name="T104"/></text:p>
      <text:p text:style-name="P7"><text:span text:style-name="T104"/></text:p>
      <text:p text:style-name="P8"><text:span text:style-name="T105">Метод</text:span><text:span text:style-name="T106"><text:s/>getPosY</text:span></text:p>
      <text:p text:style-name="P9"><text:span text:style-name="T107">Тест</text:span><text:span text:style-name="T108"><text:s/></text:span><text:span text:style-name="T109">№</text:span><text:span text:style-name="T110"><text:s/>1</text:span></text:p>
      <text:p text:style-name="P10"><text:span text:style-name="T111">Цель</text:span><text:span text:style-name="T112">:</text:span><text:span text:style-name="T113"><text:s/></text:span><text:span text:style-name="T114">Проверка</text:span><text:span text:style-name="T115"><text:s/></text:span><text:span text:style-name="T116">работоспособности</text:span><text:span text:style-name="T117"><text:s/></text:span></text:p>
      <text:p text:style-name="P10"><text:span text:style-name="T118">Тип</text:span><text:span text:style-name="T119">:</text:span><text:span text:style-name="T120"><text:s/></text:span><text:span text:style-name="T121">Позитивный</text:span></text:p>
      <text:p text:style-name="P10"><text:span text:style-name="T122">Входные</text:span><text:span text:style-name="T123"><text:s/></text:span><text:span text:style-name="T124">данные</text:span><text:span text:style-name="T125">:<text:s/></text:span><text:span text:style-name="T126"><text:s/></text:span><text:span text:style-name="T127">setPos</text:span><text:span text:style-name="T128">(int</text:span><text:span text:style-name="T129"><text:s/></text:span><text:span text:style-name="T130">xVal</text:span><text:span text:style-name="T131">,</text:span><text:span text:style-name="T132"><text:s/></text:span><text:span text:style-name="T133">int</text:span><text:span text:style-name="T134"><text:s/></text:span><text:span text:style-name="T135">yVal</text:span><text:span text:style-name="T136">),</text:span><text:span text:style-name="T137">точнее</text:span><text:span text:style-name="T138"><text:s/>int</text:span><text:span text:style-name="T139"><text:s/></text:span><text:span text:style-name="T140">y</text:span><text:span text:style-name="T141">Val</text:span></text:p>
      <text:p text:style-name="P10"><text:span text:style-name="T142">Ожидаемый</text:span><text:span text:style-name="T143"><text:s/></text:span><text:span text:style-name="T144">результат</text:span><text:span text:style-name="T145">:</text:span><text:span text:style-name="T146"><text:s text:c="2"/></text:span><text:span text:style-name="T147">Установка координаты</text:span><text:span text:style-name="T148"><text:s/>Y</text:span></text:p>
      <text:p text:style-name="P10"><text:span text:style-name="T149">Описание</text:span><text:span text:style-name="T150"><text:s/></text:span><text:span text:style-name="T151">процесса</text:span><text:span text:style-name="T152">:</text:span><text:span text:style-name="T153"><text:s/></text:span><text:span text:style-name="T154">требуется</text:span><text:span text:style-name="T155"><text:s/>int yVal</text:span></text:p>
      <text:p text:style-name="P10"><text:span text:style-name="T156"/></text:p>
      <text:p text:style-name="P10"><text:span text:style-name="T156"/></text:p>
      <text:p text:style-name="P10"><text:span text:style-name="T156"/></text:p>
      <text:p text:style-name="P11"><text:span text:style-name="T157">Модуль</text:span><text:span text:style-name="T158"><text:s/></text:span><text:span text:style-name="T159">Enemy.cpp</text:span></text:p>
      <text:p text:style-name="P12"><text:span text:style-name="T160">Метод</text:span><text:span text:style-name="T161"><text:s/>getMoney/setMoney</text:span></text:p>
      <text:p text:style-name="P13"><text:span text:style-name="T162">Тест</text:span><text:span text:style-name="T163"><text:s/></text:span><text:span text:style-name="T164">№</text:span><text:span text:style-name="T165"><text:s/>1</text:span></text:p>
      <text:p text:style-name="P14"><text:span text:style-name="T166">Цель</text:span><text:span text:style-name="T167">:</text:span><text:span text:style-name="T168"><text:s/></text:span><text:span text:style-name="T169">Проверка</text:span><text:span text:style-name="T170"><text:s/></text:span><text:span text:style-name="T171">работоспособности</text:span><text:span text:style-name="T172"><text:s/></text:span></text:p>
      <text:p text:style-name="P14"><text:span text:style-name="T173">Тип</text:span><text:span text:style-name="T174">:</text:span><text:span text:style-name="T175"><text:s/></text:span><text:span text:style-name="T176">Позитивный</text:span></text:p>
      <text:p text:style-name="P14"><text:span text:style-name="T177">Входные</text:span><text:span text:style-name="T178"><text:s/></text:span><text:span text:style-name="T179">данные</text:span><text:span text:style-name="T180">:<text:s/></text:span><text:span text:style-name="T181"><text:s/></text:span><text:span text:style-name="T182">unsigned int Gold</text:span></text:p>
      <text:p text:style-name="P14"><text:span text:style-name="T183">Ожидаемый</text:span><text:span text:style-name="T184"><text:s/></text:span><text:span text:style-name="T185">результат</text:span><text:span text:style-name="T186">:</text:span><text:span text:style-name="T187"><text:s text:c="2"/></text:span><text:span text:style-name="T188">установка значения Money для противника</text:span></text:p>
      <text:p text:style-name="P14"><text:span text:style-name="T189">Описание</text:span><text:span text:style-name="T190"><text:s/></text:span><text:span text:style-name="T191">процесса</text:span><text:span text:style-name="T192">:</text:span><text:span text:style-name="T193"><text:s/></text:span><text:span text:style-name="T194">-</text:span></text:p>
      <text:p text:style-name="P15"><text:span text:style-name="T195">Метод</text:span><text:span text:style-name="T196"><text:s/>getDamage/setDamage</text:span></text:p>
      <text:p text:style-name="P16"><text:span text:style-name="T197">Тест</text:span><text:span text:style-name="T198"><text:s/></text:span><text:span text:style-name="T199">№</text:span><text:span text:style-name="T200"><text:s/>1</text:span></text:p>
      <text:p text:style-name="P17"><text:span text:style-name="T201">Цель</text:span><text:span text:style-name="T202">:</text:span><text:span text:style-name="T203"><text:s/></text:span><text:span text:style-name="T204">Проверка</text:span><text:span text:style-name="T205"><text:s/></text:span><text:span text:style-name="T206">работоспособности</text:span><text:span text:style-name="T207"><text:s/></text:span></text:p>
      <text:p text:style-name="P17"><text:span text:style-name="T208">Тип</text:span><text:span text:style-name="T209">:</text:span><text:span text:style-name="T210"><text:s/></text:span><text:span text:style-name="T211">Позитивный</text:span></text:p>
      <text:p text:style-name="P17"><text:span text:style-name="T212">Входные</text:span><text:span text:style-name="T213"><text:s/></text:span><text:span text:style-name="T214">данные</text:span><text:span text:style-name="T215">:<text:s/></text:span><text:span text:style-name="T216"><text:s/></text:span><text:span text:style-name="T217">unsigned int Damage</text:span></text:p>
      <text:p text:style-name="P17"><text:span text:style-name="T218">Ожидаемый</text:span><text:span text:style-name="T219"><text:s/></text:span><text:span text:style-name="T220">результат</text:span><text:span text:style-name="T221">:</text:span><text:span text:style-name="T222"><text:s text:c="2"/></text:span><text:span text:style-name="T223">установка значения Damage для противника</text:span></text:p>
      <text:p text:style-name="P17"><text:span text:style-name="T224">Описание</text:span><text:span text:style-name="T225"><text:s/></text:span><text:span text:style-name="T226">процесса</text:span><text:span text:style-name="T227">:</text:span><text:span text:style-name="T228"><text:s/></text:span><text:span text:style-name="T229">-</text:span></text:p>
      <text:p text:style-name="P17"><text:span text:style-name="T230"/></text:p>
      <text:p text:style-name="P18"><text:span text:style-name="T231">Модуль</text:span><text:span text:style-name="T232"><text:s/></text:span><text:span text:style-name="T233">statusofobject.cpp</text:span></text:p>
      <text:p text:style-name="P19"><text:span text:style-name="T234">Метод</text:span><text:span text:style-name="T235"><text:s/>getdexp/currentExp</text:span></text:p>
      <text:p text:style-name="P20"><text:span text:style-name="T236">Тест</text:span><text:span text:style-name="T237"><text:s/></text:span><text:span text:style-name="T238">№</text:span><text:span text:style-name="T239"><text:s/>1</text:span></text:p>
      <text:p text:style-name="P21"><text:span text:style-name="T240">Цель</text:span><text:span text:style-name="T241">:</text:span><text:span text:style-name="T242"><text:s/></text:span><text:span text:style-name="T243">Проверка</text:span><text:span text:style-name="T244"><text:s/></text:span><text:span text:style-name="T245">работоспособности</text:span><text:span text:style-name="T246"><text:s/></text:span></text:p>
      <text:p text:style-name="P21"><text:span text:style-name="T247">Тип</text:span><text:span text:style-name="T248">:</text:span><text:span text:style-name="T249"><text:s/></text:span><text:span text:style-name="T250">Позитивный</text:span></text:p>
      <text:p text:style-name="P21"><text:span text:style-name="T251">Входные</text:span><text:span text:style-name="T252"><text:s/></text:span><text:span text:style-name="T253">данные</text:span><text:span text:style-name="T254">:<text:s/></text:span><text:span text:style-name="T255"><text:s/></text:span><text:span text:style-name="T256">unsigned int exp</text:span></text:p>
      <text:p text:style-name="P21"><text:span text:style-name="T257">Ожидаемый</text:span><text:span text:style-name="T258"><text:s/></text:span><text:span text:style-name="T259">результат</text:span><text:span text:style-name="T260">:</text:span><text:span text:style-name="T261"><text:s text:c="2"/></text:span><text:span text:style-name="T262">установка опыта для персонажа </text:span></text:p>
      <text:p text:style-name="P21"><text:span text:style-name="T263">Описание</text:span><text:span text:style-name="T264"><text:s/></text:span><text:span text:style-name="T265">процесса</text:span><text:span text:style-name="T266">:</text:span><text:span text:style-name="T267"><text:s/></text:span><text:span text:style-name="T268">-</text:span></text:p>
      <text:p text:style-name="P21"><text:span text:style-name="T269"/></text:p>
      <text:p text:style-name="P22"><text:span text:style-name="T270">Метод</text:span><text:span text:style-name="T271"><text:s/></text:span><text:span text:style-name="T272">tookHP</text:span><text:span text:style-name="T273">/currentHealth</text:span></text:p>
      <text:p text:style-name="P23"><text:span text:style-name="T274">Тест</text:span><text:span text:style-name="T275"><text:s/></text:span><text:span text:style-name="T276">№</text:span><text:span text:style-name="T277"><text:s/>1</text:span></text:p>
      <text:p text:style-name="P24"><text:span text:style-name="T278">Цель</text:span><text:span text:style-name="T279">:</text:span><text:span text:style-name="T280"><text:s/></text:span><text:span text:style-name="T281">Проверка</text:span><text:span text:style-name="T282"><text:s/></text:span><text:span text:style-name="T283">работоспособности</text:span><text:span text:style-name="T284"><text:s/></text:span></text:p>
      <text:p text:style-name="P24"><text:span text:style-name="T285">Тип</text:span><text:span text:style-name="T286">:</text:span><text:span text:style-name="T287"><text:s/></text:span><text:span text:style-name="T288">Позитивный</text:span></text:p>
      <text:p text:style-name="P24"><text:span text:style-name="T289">Входные</text:span><text:span text:style-name="T290"><text:s/></text:span><text:span text:style-name="T291">данные</text:span><text:span text:style-name="T292">:<text:s/></text:span><text:span text:style-name="T293"><text:s/></text:span><text:span text:style-name="T294">unsigned int Health</text:span></text:p>
      <text:p text:style-name="P24"><text:span text:style-name="T295">Ожидаемый</text:span><text:span text:style-name="T296"><text:s/></text:span><text:span text:style-name="T297">результат</text:span><text:span text:style-name="T298">:</text:span><text:span text:style-name="T299"><text:s text:c="2"/></text:span><text:span text:style-name="T300">правильная обработка значения здоровья после урона </text:span></text:p>
      <text:p text:style-name="P24"><text:span text:style-name="T301">Описание</text:span><text:span text:style-name="T302"><text:s/></text:span><text:span text:style-name="T303">процесса</text:span><text:span text:style-name="T304">:</text:span><text:span text:style-name="T305"><text:s/></text:span><text:span text:style-name="T306">-</text:span></text:p>
      <text:p text:style-name="P24"><text:span text:style-name="T307"/></text:p>
      <text:p text:style-name="P25"><text:span text:style-name="T308">Метод</text:span><text:span text:style-name="T309"><text:s/></text:span><text:span text:style-name="T310">Money</text:span><text:span text:style-name="T311">/MYMoney</text:span></text:p>
      <text:p text:style-name="P26"><text:span text:style-name="T312">Тест</text:span><text:span text:style-name="T313"><text:s/></text:span><text:span text:style-name="T314">№</text:span><text:span text:style-name="T315"><text:s/>1</text:span></text:p>
      <text:p text:style-name="P27"><text:span text:style-name="T316">Цель</text:span><text:span text:style-name="T317">:</text:span><text:span text:style-name="T318"><text:s/></text:span><text:span text:style-name="T319">Проверка</text:span><text:span text:style-name="T320"><text:s/></text:span><text:span text:style-name="T321">работоспособности</text:span><text:span text:style-name="T322"><text:s/></text:span></text:p>
      <text:p text:style-name="P27"><text:span text:style-name="T323">Тип</text:span><text:span text:style-name="T324">:</text:span><text:span text:style-name="T325"><text:s/></text:span><text:span text:style-name="T326">Позитивный</text:span></text:p>
      <text:p text:style-name="P27"><text:span text:style-name="T327">Входные</text:span><text:span text:style-name="T328"><text:s/></text:span><text:span text:style-name="T329">данные</text:span><text:span text:style-name="T330">:<text:s/></text:span><text:span text:style-name="T331"><text:s/></text:span><text:span text:style-name="T332">unsigned int Money</text:span></text:p>
      <text:p text:style-name="P27"><text:span text:style-name="T333">Ожидаемый</text:span><text:span text:style-name="T334"><text:s/></text:span><text:span text:style-name="T335">результат</text:span><text:span text:style-name="T336">:</text:span><text:span text:style-name="T337"><text:s text:c="2"/></text:span><text:span text:style-name="T338">Установка значения Money персонажа</text:span></text:p>
      <text:p text:style-name="P27"><text:span text:style-name="T339">Описание</text:span><text:span text:style-name="T340"><text:s/></text:span><text:span text:style-name="T341">процесса</text:span><text:span text:style-name="T342">:</text:span><text:span text:style-name="T343"><text:s/></text:span><text:span text:style-name="T344">-</text:span></text:p>
      <text:p text:style-name="P27"><text:span text:style-name="T345"/></text:p>
      <text:p text:style-name="P27"><text:span text:style-name="T345"/></text:p>
      <text:p text:style-name="P27"><text:span text:style-name="T34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